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bdb76b" draw:marker-start-width="0.35cm" draw:marker-end-width="0.35cm" draw:fill-color="#f0e68c" draw:textarea-horizontal-align="justify" draw:textarea-vertical-align="middle" draw:auto-grow-height="false" fo:min-height="4.75cm" fo:min-width="4.5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0e68c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custom-shape draw:name="One" draw:style-name="gr1" draw:text-style-name="P1" draw:layer="layout" svg:width="5cm" svg:height="5cm" svg:x="2cm" svg:y="2cm">
          <text:p/>
          <draw:enhanced-geometry svg:viewBox="0 0 10 10" draw:type="non-primitive" draw:enhanced-path="M 0 5 Y 5 0 10 5 5 10 F Y 0 5 N M 10 10 X 0 0"/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egina Henschel</meta:initial-creator>
    <meta:creation-date>2022-03-23T17:57:32.676000000</meta:creation-date>
    <dc:date>2022-03-23T18:33:21.790000000</dc:date>
    <dc:creator>Regina Henschel</dc:creator>
    <meta:editing-duration>PT19M44S</meta:editing-duration>
    <meta:editing-cycles>2</meta:editing-cycles>
    <meta:generator>B2020/7.4.0.0.alpha0$Windows_X86_64 LibreOffice_project/c4afafa317f2e0adf56deffc4dc9f73ca4d45c6d</meta:generator>
    <meta:document-statistic meta:object-count="24"/>
  </office:meta>
</office:document-meta>
</file>